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9b51d" officeooo:paragraph-rsid="0009b51d"/>
    </style:style>
    <style:style style:name="P2" style:family="paragraph" style:parent-style-name="Heading_20_1">
      <style:paragraph-properties fo:text-align="center" style:justify-single-word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b7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o de Cenário </text:h>
      <text:p text:style-name="P1"><text:span text:style-name="T1">Este projeto será sobre a criação de um sistema para o controle de um estacionamento. O sistema deve ser capaz de guardar quais carros e motos entraram no estacionamento, quando e que horas eles entraram assim como plano escolhido. No momento da saída o usuário irá escolher como fará o pagamento e o sistema guardará quem já pagou e quando foi pago assim como quem ainda não pagou. </text:span><text:span text:style-name="T2">O sistema deve ter o controle sobre as vagas preenchidas e quais ainda estão livres. Ele será operado por um funcionário em um computad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9:18:56.576000000</meta:creation-date>
    <meta:generator>LibreOffice/7.3.2.2$Windows_X86_64 LibreOffice_project/49f2b1bff42cfccbd8f788c8dc32c1c309559be0</meta:generator>
    <dc:date>2022-05-17T19:53:55.680000000</dc:date>
    <meta:editing-duration>PT12M58S</meta:editing-duration>
    <meta:editing-cycles>1</meta:editing-cycles>
    <meta:document-statistic meta:table-count="0" meta:image-count="0" meta:object-count="0" meta:page-count="1" meta:paragraph-count="2" meta:word-count="95" meta:character-count="542" meta:non-whitespace-character-count="448"/>
  </office:meta>
</office:document-meta>
</file>